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4AD50FC7735ED8DAF32.png" manifest:media-type="image/png"/>
  <manifest:file-entry manifest:full-path="Pictures/TablePreview3.svm" manifest:media-type=""/>
  <manifest:file-entry manifest:full-path="Pictures/1000020100000640000004AD460BEB5CD880EB48.png" manifest:media-type="image/png"/>
  <manifest:file-entry manifest:full-path="Pictures/1000020100000640000004ADC9843F0C53B331FD.png" manifest:media-type="image/png"/>
  <manifest:file-entry manifest:full-path="Pictures/1000020100000640000004AD1B4466E7210E00AE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427cm" style:use-optimal-column-width="false"/>
    </style:style>
    <style:style style:name="co2" style:family="table-column">
      <style:table-column-properties style:column-width="6.878cm" style:use-optimal-column-width="false"/>
    </style:style>
    <style:style style:name="co3" style:family="table-column">
      <style:table-column-properties style:column-width="4.359cm" style:use-optimal-column-width="false"/>
    </style:style>
    <style:style style:name="co4" style:family="table-column">
      <style:table-column-properties style:column-width="3.428cm" style:use-optimal-column-width="false"/>
    </style:style>
    <style:style style:name="co5" style:family="table-column">
      <style:table-column-properties style:column-width="2.608cm" style:use-optimal-column-width="false"/>
    </style:style>
    <style:style style:name="co6" style:family="table-column">
      <style:table-column-properties style:column-width="7.393cm" style:use-optimal-column-width="false"/>
    </style:style>
    <style:style style:name="co7" style:family="table-column">
      <style:table-column-properties style:column-width="4.687cm" style:use-optimal-column-width="false"/>
    </style:style>
    <style:style style:name="co8" style:family="table-column">
      <style:table-column-properties style:column-width="2.607cm" style:use-optimal-column-width="false"/>
    </style:style>
    <style:style style:name="co9" style:family="table-column">
      <style:table-column-properties style:column-width="3.688cm" style:use-optimal-column-width="false"/>
    </style:style>
    <style:style style:name="co10" style:family="table-column">
      <style:table-column-properties style:column-width="10.769cm" style:use-optimal-column-width="false"/>
    </style:style>
    <style:style style:name="co11" style:family="table-column">
      <style:table-column-properties style:column-width="15.379cm" style:use-optimal-column-width="false"/>
    </style:style>
    <style:style style:name="ro1" style:family="table-row">
      <style:table-row-properties style:row-height="1.781cm"/>
    </style:style>
    <style:style style:name="ro2" style:family="table-row">
      <style:table-row-properties style:row-height="1.789cm"/>
    </style:style>
    <style:style style:name="ro3" style:family="table-row">
      <style:table-row-properties style:row-height="3.959cm"/>
    </style:style>
    <style:style style:name="ro4" style:family="table-row">
      <style:table-row-properties style:row-height="3.964cm"/>
    </style:style>
    <style:style style:name="ro5" style:family="table-row">
      <style:table-row-properties style:row-height="2.149cm"/>
    </style:style>
    <style:style style:name="ro6" style:family="table-row">
      <style:table-row-properties style:row-height="2.153cm"/>
    </style:style>
    <style:style style:name="P1" style:family="paragraph">
      <style:paragraph-properties style:text-autospace="none"/>
      <style:text-properties fo:font-weight="bold" style:font-weight-asian="bold" style:font-weight-complex="bold"/>
    </style:style>
    <style:style style:name="P2" style:family="paragraph">
      <style:paragraph-properties fo:text-align="end" style:text-autospace="none"/>
    </style:style>
    <style:style style:name="P3" style:family="paragraph">
      <style:paragraph-properties style:text-autospace="none"/>
    </style:style>
    <style:style style:name="P4" style:family="paragraph">
      <loext:graphic-properties draw:fill-color="#ffffff"/>
    </style:style>
    <style:style style:name="P5" style:family="paragraph">
      <style:text-properties fo:font-size="18pt"/>
    </style:style>
    <style:style style:name="P6" style:family="paragraph">
      <loext:graphic-properties draw:fill-color="#ffffff"/>
      <style:text-properties fo:font-size="28.1000003814697pt"/>
    </style:style>
    <style:style style:name="T1" style:family="text">
      <style:text-properties fo:font-size="18pt"/>
    </style:style>
    <style:style style:name="T2" style:family="text">
      <style:text-properties fo:font-size="18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standard" draw:layer="layout" svg:width="26.799cm" svg:height="19.598cm" svg:x="0.6cm" svg:y="0.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column table:style-name="co1"/>
            <table:table-column table:style-name="co4"/>
            <table:table-row table:style-name="ro1" table:default-cell-style-name="gray3">
              <table:table-cell/>
              <table:table-cell>
                <text:p text:style-name="P1">SNO</text:p>
              </table:table-cell>
              <table:table-cell>
                <text:p text:style-name="P1">DESCRIPTION</text:p>
              </table:table-cell>
              <table:table-cell>
                <text:p text:style-name="P1">NAME</text:p>
              </table:table-cell>
              <table:table-cell>
                <text:p text:style-name="P1">TYPE</text:p>
              </table:table-cell>
              <table:table-cell>
                <text:p text:style-name="P1">DATA DIRECTION</text:p>
              </table:table-cell>
              <table:table-cell>
                <text:p text:style-name="P1">SPEC</text:p>
              </table:table-cell>
              <table:table-cell>
                <text:p text:style-name="P1">REMARKS</text:p>
              </table:table-cell>
            </table:table-row>
            <table:table-row table:style-name="ro1" table:default-cell-style-name="gray2">
              <table:table-cell/>
              <table:table-cell>
                <text:p text:style-name="P2">1</text:p>
              </table:table-cell>
              <table:table-cell>
                <text:p text:style-name="P3">push button1</text:p>
              </table:table-cell>
              <table:table-cell>
                <text:p text:style-name="P3">PB0</text:p>
              </table:table-cell>
              <table:table-cell>
                <text:p text:style-name="P3">input</text:p>
              </table:table-cell>
              <table:table-cell>
                <text:p text:style-name="P3">DI</text:p>
              </table:table-cell>
              <table:table-cell>
                <text:p text:style-name="P3">5VDC</text:p>
              </table:table-cell>
              <table:table-cell>
                <text:p text:style-name="P3">ACTIVE HIGH</text:p>
              </table:table-cell>
            </table:table-row>
            <table:table-row table:style-name="ro1" table:default-cell-style-name="gray1">
              <table:table-cell/>
              <table:table-cell>
                <text:p text:style-name="P2">2</text:p>
              </table:table-cell>
              <table:table-cell>
                <text:p text:style-name="P3">push button2</text:p>
              </table:table-cell>
              <table:table-cell>
                <text:p text:style-name="P3">PB1</text:p>
              </table:table-cell>
              <table:table-cell>
                <text:p text:style-name="P3">input</text:p>
              </table:table-cell>
              <table:table-cell>
                <text:p text:style-name="P3">DI</text:p>
              </table:table-cell>
              <table:table-cell>
                <text:p text:style-name="P3">5VDC</text:p>
              </table:table-cell>
              <table:table-cell>
                <text:p text:style-name="P3">ACTIVE HIGH</text:p>
              </table:table-cell>
            </table:table-row>
            <table:table-row table:style-name="ro1" table:default-cell-style-name="gray2">
              <table:table-cell/>
              <table:table-cell>
                <text:p text:style-name="P2">3</text:p>
              </table:table-cell>
              <table:table-cell>
                <text:p text:style-name="P3">push button3</text:p>
              </table:table-cell>
              <table:table-cell>
                <text:p text:style-name="P3">PB2</text:p>
              </table:table-cell>
              <table:table-cell>
                <text:p text:style-name="P3">input</text:p>
              </table:table-cell>
              <table:table-cell>
                <text:p text:style-name="P3">DI</text:p>
              </table:table-cell>
              <table:table-cell>
                <text:p text:style-name="P3">5VDC</text:p>
              </table:table-cell>
              <table:table-cell>
                <text:p text:style-name="P3">ACTIVE HIGH</text:p>
              </table:table-cell>
            </table:table-row>
            <table:table-row table:style-name="ro1" table:default-cell-style-name="gray1">
              <table:table-cell/>
              <table:table-cell>
                <text:p text:style-name="P2">4</text:p>
              </table:table-cell>
              <table:table-cell>
                <text:p text:style-name="P3">push button4</text:p>
              </table:table-cell>
              <table:table-cell>
                <text:p text:style-name="P3">PB3</text:p>
              </table:table-cell>
              <table:table-cell>
                <text:p text:style-name="P3">input</text:p>
              </table:table-cell>
              <table:table-cell>
                <text:p text:style-name="P3">DI</text:p>
              </table:table-cell>
              <table:table-cell>
                <text:p text:style-name="P3">5VDC</text:p>
              </table:table-cell>
              <table:table-cell>
                <text:p text:style-name="P3">ACTIVE HIGH</text:p>
              </table:table-cell>
            </table:table-row>
            <table:table-row table:style-name="ro1" table:default-cell-style-name="gray2">
              <table:table-cell/>
              <table:table-cell>
                <text:p text:style-name="P2">5</text:p>
              </table:table-cell>
              <table:table-cell>
                <text:p text:style-name="P3">push button5</text:p>
              </table:table-cell>
              <table:table-cell>
                <text:p text:style-name="P3">PB4</text:p>
              </table:table-cell>
              <table:table-cell>
                <text:p text:style-name="P3">input</text:p>
              </table:table-cell>
              <table:table-cell>
                <text:p text:style-name="P3">DI</text:p>
              </table:table-cell>
              <table:table-cell>
                <text:p text:style-name="P3">5VDC</text:p>
              </table:table-cell>
              <table:table-cell>
                <text:p text:style-name="P3">ACTIVE HIGH</text:p>
              </table:table-cell>
            </table:table-row>
            <table:table-row table:style-name="ro1" table:default-cell-style-name="gray1">
              <table:table-cell/>
              <table:table-cell>
                <text:p text:style-name="P2">6</text:p>
              </table:table-cell>
              <table:table-cell>
                <text:p text:style-name="P3">push button6</text:p>
              </table:table-cell>
              <table:table-cell>
                <text:p text:style-name="P3">PB5</text:p>
              </table:table-cell>
              <table:table-cell>
                <text:p text:style-name="P3">input</text:p>
              </table:table-cell>
              <table:table-cell>
                <text:p text:style-name="P3">DI</text:p>
              </table:table-cell>
              <table:table-cell>
                <text:p text:style-name="P3">5VDC</text:p>
              </table:table-cell>
              <table:table-cell>
                <text:p text:style-name="P3">ACTIVE HIGH</text:p>
              </table:table-cell>
            </table:table-row>
            <table:table-row table:style-name="ro1" table:default-cell-style-name="gray2">
              <table:table-cell/>
              <table:table-cell>
                <text:p text:style-name="P2">7</text:p>
              </table:table-cell>
              <table:table-cell>
                <text:p text:style-name="P3">push button7</text:p>
              </table:table-cell>
              <table:table-cell>
                <text:p text:style-name="P3">PB6</text:p>
              </table:table-cell>
              <table:table-cell>
                <text:p text:style-name="P3">input</text:p>
              </table:table-cell>
              <table:table-cell>
                <text:p text:style-name="P3">DI</text:p>
              </table:table-cell>
              <table:table-cell>
                <text:p text:style-name="P3">5VDC</text:p>
              </table:table-cell>
              <table:table-cell>
                <text:p text:style-name="P3">ACTIVE HIGH</text:p>
              </table:table-cell>
            </table:table-row>
            <table:table-row table:style-name="ro1" table:default-cell-style-name="gray1">
              <table:table-cell/>
              <table:table-cell>
                <text:p text:style-name="P2">8</text:p>
              </table:table-cell>
              <table:table-cell>
                <text:p text:style-name="P3">push button8</text:p>
              </table:table-cell>
              <table:table-cell>
                <text:p text:style-name="P3">PB7</text:p>
              </table:table-cell>
              <table:table-cell>
                <text:p text:style-name="P3">input</text:p>
              </table:table-cell>
              <table:table-cell>
                <text:p text:style-name="P3">DI</text:p>
              </table:table-cell>
              <table:table-cell>
                <text:p text:style-name="P3">5VDC</text:p>
              </table:table-cell>
              <table:table-cell>
                <text:p text:style-name="P3">ACTIVE HIGH</text:p>
              </table:table-cell>
            </table:table-row>
            <table:table-row table:style-name="ro1" table:default-cell-style-name="gray2">
              <table:table-cell/>
              <table:table-cell>
                <text:p text:style-name="P2">9</text:p>
              </table:table-cell>
              <table:table-cell>
                <text:p text:style-name="P3">push button9</text:p>
              </table:table-cell>
              <table:table-cell>
                <text:p text:style-name="P3">PB8</text:p>
              </table:table-cell>
              <table:table-cell>
                <text:p text:style-name="P3">input</text:p>
              </table:table-cell>
              <table:table-cell>
                <text:p text:style-name="P3">DI</text:p>
              </table:table-cell>
              <table:table-cell>
                <text:p text:style-name="P3">5VDC</text:p>
              </table:table-cell>
              <table:table-cell>
                <text:p text:style-name="P3">ACTIVE HIGH</text:p>
              </table:table-cell>
            </table:table-row>
            <table:table-row table:style-name="ro2" table:default-cell-style-name="gray1">
              <table:table-cell/>
              <table:table-cell>
                <text:p text:style-name="P2">10</text:p>
              </table:table-cell>
              <table:table-cell>
                <text:p text:style-name="P3">push button10</text:p>
              </table:table-cell>
              <table:table-cell>
                <text:p text:style-name="P3">PB9</text:p>
              </table:table-cell>
              <table:table-cell>
                <text:p text:style-name="P3">input</text:p>
              </table:table-cell>
              <table:table-cell>
                <text:p text:style-name="P3">DI</text:p>
              </table:table-cell>
              <table:table-cell>
                <text:p text:style-name="P3">5VDC</text:p>
              </table:table-cell>
              <table:table-cell>
                <text:p text:style-name="P3">ACTIVE HIG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standard" draw:layer="layout" svg:width="26.198cm" svg:height="19.799cm" svg:x="0.98cm" svg:y="0.61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5"/>
            <table:table-column table:style-name="co5"/>
            <table:table-column table:style-name="co7"/>
            <table:table-column table:style-name="co8"/>
            <table:table-column table:style-name="co9"/>
            <table:table-row table:style-name="ro3" table:default-cell-style-name="gray3">
              <table:table-cell>
                <text:p text:style-name="P1">SNO</text:p>
              </table:table-cell>
              <table:table-cell>
                <text:p text:style-name="P1">DESCRIPTION</text:p>
              </table:table-cell>
              <table:table-cell>
                <text:p text:style-name="P1">NAME</text:p>
              </table:table-cell>
              <table:table-cell>
                <text:p text:style-name="P1">TYPE</text:p>
              </table:table-cell>
              <table:table-cell>
                <text:p text:style-name="P1">DATA DIRECTION</text:p>
              </table:table-cell>
              <table:table-cell>
                <text:p text:style-name="P1">SPEC</text:p>
              </table:table-cell>
              <table:table-cell>
                <text:p text:style-name="P1">REMARKS</text:p>
              </table:table-cell>
            </table:table-row>
            <table:table-row table:style-name="ro3" table:default-cell-style-name="gray2">
              <table:table-cell>
                <text:p text:style-name="P2">1</text:p>
              </table:table-cell>
              <table:table-cell>
                <text:p text:style-name="P3">LCD Display</text:p>
              </table:table-cell>
              <table:table-cell>
                <text:p text:style-name="P3">LCD</text:p>
              </table:table-cell>
              <table:table-cell>
                <text:p text:style-name="P3">OUT</text:p>
              </table:table-cell>
              <table:table-cell>
                <text:p text:style-name="P3">DO</text:p>
              </table:table-cell>
              <table:table-cell>
                <text:p text:style-name="P3">5VDC</text:p>
              </table:table-cell>
              <table:table-cell>
                <text:p text:style-name="P3">ACTIVE HIGH</text:p>
              </table:table-cell>
            </table:table-row>
            <table:table-row table:style-name="ro3" table:default-cell-style-name="gray1">
              <table:table-cell>
                <text:p text:style-name="P2">2</text:p>
              </table:table-cell>
              <table:table-cell>
                <text:p text:style-name="P3">Red LED</text:p>
              </table:table-cell>
              <table:table-cell>
                <text:p text:style-name="P3">LED1</text:p>
              </table:table-cell>
              <table:table-cell>
                <text:p text:style-name="P3">OUT</text:p>
              </table:table-cell>
              <table:table-cell>
                <text:p text:style-name="P3">DO</text:p>
              </table:table-cell>
              <table:table-cell>
                <text:p text:style-name="P3">5VDC</text:p>
              </table:table-cell>
              <table:table-cell>
                <text:p text:style-name="P3">ACTIVE HIGH</text:p>
              </table:table-cell>
            </table:table-row>
            <table:table-row table:style-name="ro3" table:default-cell-style-name="gray2">
              <table:table-cell>
                <text:p text:style-name="P2">3</text:p>
              </table:table-cell>
              <table:table-cell>
                <text:p text:style-name="P3">Green LED</text:p>
              </table:table-cell>
              <table:table-cell>
                <text:p text:style-name="P3">LED2</text:p>
              </table:table-cell>
              <table:table-cell>
                <text:p text:style-name="P3">OUT</text:p>
              </table:table-cell>
              <table:table-cell>
                <text:p text:style-name="P3">DO</text:p>
              </table:table-cell>
              <table:table-cell>
                <text:p text:style-name="P3">5VDC</text:p>
              </table:table-cell>
              <table:table-cell>
                <text:p text:style-name="P3">ACTIVE HIGH</text:p>
              </table:table-cell>
            </table:table-row>
            <table:table-row table:style-name="ro4" table:default-cell-style-name="gray1">
              <table:table-cell>
                <text:p text:style-name="P2">4</text:p>
              </table:table-cell>
              <table:table-cell>
                <text:p text:style-name="P3">Bzzer</text:p>
              </table:table-cell>
              <table:table-cell>
                <text:p text:style-name="P3">BUZ</text:p>
              </table:table-cell>
              <table:table-cell>
                <text:p text:style-name="P3">OUT</text:p>
              </table:table-cell>
              <table:table-cell>
                <text:p text:style-name="P3">DO</text:p>
              </table:table-cell>
              <table:table-cell>
                <text:p text:style-name="P3">5VDC</text:p>
              </table:table-cell>
              <table:table-cell>
                <text:p text:style-name="P3">ACTIVE HIGH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standard" draw:layer="layout" svg:width="26.147cm" svg:height="8.599cm" svg:x="0.8cm" svg:y="3.4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5" table:default-cell-style-name="gray3">
              <table:table-cell>
                <text:p text:style-name="P5"><text:span text:style-name="T1"><text:s text:c="22"/></text:span><text:span text:style-name="T2">INPUTS</text:span></text:p>
              </table:table-cell>
              <table:table-cell>
                <text:p text:style-name="P5"><text:span text:style-name="T1"><text:s text:c="22"/></text:span><text:span text:style-name="T2">OUTPUTS</text:span></text:p>
              </table:table-cell>
            </table:table-row>
            <table:table-row table:style-name="ro5" table:default-cell-style-name="gray2">
              <table:table-cell>
                <text:p text:style-name="P5"><text:span text:style-name="T1"><text:s text:c="6"/></text:span><text:span text:style-name="T1">10 push buttons</text:span></text:p>
              </table:table-cell>
              <table:table-cell>
                <text:p text:style-name="P5"><text:span text:style-name="T1"><text:s text:c="4"/></text:span><text:span text:style-name="T1">Lcd display</text:span></text:p>
              </table:table-cell>
            </table:table-row>
            <table:table-row table:style-name="ro5" table:default-cell-style-name="gray1">
              <table:table-cell/>
              <table:table-cell>
                <text:p text:style-name="P5"><text:span text:style-name="T1"><text:s text:c="4"/></text:span><text:span text:style-name="T1">Buzzer</text:span></text:p>
              </table:table-cell>
            </table:table-row>
            <table:table-row table:style-name="ro6" table:default-cell-style-name="gray2">
              <table:table-cell/>
              <table:table-cell>
                <text:p text:style-name="P5"><text:span text:style-name="T1"><text:s text:c="5"/></text:span><text:span text:style-name="T1">Led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3" draw:text-style-name="MP8" draw:layer="backgroundobjects" svg:width="6.523cm" svg:height="1.447cm" svg:x="1.4cm" svg:y="19.13cm" presentation:class="date-time">
        <draw:text-box>
          <text:p text:style-name="MP7"><text:span text:style-name="MT2"><presentation:date-time/></text:span></text:p>
        </draw:text-box>
      </draw:frame>
      <draw:frame presentation:style-name="Mpr13" draw:text-style-name="MP10" draw:layer="backgroundobjects" svg:width="8.875cm" svg:height="1.447cm" svg:x="9.576cm" svg:y="19.13cm" presentation:class="footer">
        <draw:text-box>
          <text:p text:style-name="MP9"><text:span text:style-name="MT2"><presentation:footer/></text:span></text:p>
        </draw:text-box>
      </draw:frame>
      <draw:frame presentation:style-name="Mpr13" draw:text-style-name="MP12" draw:layer="backgroundobjects" svg:width="6.523cm" svg:height="1.447cm" svg:x="20.076cm" svg:y="19.13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8" draw:layer="backgroundobjects" svg:width="9.113cm" svg:height="1.484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1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5" draw:text-style-name="MP8" draw:layer="backgroundobjects" svg:width="9.113cm" svg:height="1.484cm" svg:x="0cm" svg:y="28.215cm" presentation:class="footer">
          <draw:text-box>
            <text:p text:style-name="MP7"><text:span text:style-name="MT2"><presentation:footer/></text:span></text:p>
          </draw:text-box>
        </draw:frame>
        <draw:frame presentation:style-name="Mpr1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1T17:04:09.766844341</meta:creation-date>
    <meta:editing-duration>PT49M46S</meta:editing-duration>
    <meta:editing-cycles>5</meta:editing-cycles>
    <meta:generator>LibreOffice/6.0.7.3$Linux_X86_64 LibreOffice_project/00m0$Build-3</meta:generator>
    <dc:title>Lush Green</dc:title>
    <dc:date>2023-01-12T18:42:03.988485738</dc:date>
    <meta:document-statistic meta:object-count="74"/>
  </office:meta>
</office:document-meta>
</file>